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4.939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9.4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2" office:value-type="string">
            <text:p>Price (USD)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Links</text:p>
          </table:table-cell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2">
          <table:table-cell office:value-type="string">
            <text:p>Xsens</text:p>
          </table:table-cell>
          <table:table-cell office:value-type="float" office:value="7185">
            <text:p>7185</text:p>
          </table:table-cell>
          <table:table-cell table:style-name="ce6" office:value-type="string">
            <text:p>Magnetic immune, good responsiveness</text:p>
          </table:table-cell>
          <table:table-cell office:value-type="string">
            <text:p><text:a xlink:href="https://www.xsens.com/">https://www.xsens.com/</text:a></text:p>
          </table:table-cell>
        </table:table-row>
        <table:table-row table:style-name="ro1">
          <table:table-cell office:value-type="string">
            <text:p>Logemas</text:p>
          </table:table-cell>
          <table:table-cell office:value-type="float" office:value="1402">
            <text:p>1402</text:p>
          </table:table-cell>
          <table:table-cell office:value-type="string">
            <text:p>Too fkin expensive</text:p>
          </table:table-cell>
          <table:table-cell office:value-type="string">
            <text:p>https://logemas.com/product-category/mocap-suits/</text:p>
          </table:table-cell>
        </table:table-row>
        <table:table-row table:style-name="ro1">
          <table:table-cell office:value-type="string">
            <text:p>Rokoko</text:p>
          </table:table-cell>
          <table:table-cell office:value-type="float" office:value="2495">
            <text:p>2495</text:p>
          </table:table-cell>
          <table:table-cell table:style-name="ce6" office:value-type="string">
            <text:p>Most affordable option (price and quality), able to book an online demo, to request any move you want for free</text:p>
          </table:table-cell>
          <table:table-cell office:value-type="string">
            <text:p>https://www.rokoko.com/en/products/smartsuit-pro</text:p>
          </table:table-cell>
        </table:table-row>
        <table:table-row table:style-name="ro2">
          <table:table-cell office:value-type="string">
            <text:p>Enflux</text:p>
          </table:table-cell>
          <table:table-cell office:value-type="float" office:value="799">
            <text:p>799</text:p>
          </table:table-cell>
          <table:table-cell office:value-type="string">
            <text:p>Could be a good option to begin with, downsides are, it seems to be bluetooth based</text:p>
          </table:table-cell>
          <table:table-cell office:value-type="string">
            <text:p><text:a xlink:href="https://www.getenflux.com/">https://www.getenflux.com/</text:a>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table:style-name="ce5"/>
          <table:table-cell/>
        </table:table-row>
        <table:table-row table:style-name="ro2">
          <table:table-cell/>
          <table:table-cell table:style-name="ce4"/>
          <table:table-cell/>
          <table:table-cell table:style-name="ce5"/>
        </table:table-row>
        <table:table-row table:style-name="ro2">
          <table:table-cell/>
          <table:table-cell table:style-name="ce4"/>
          <table:table-cell table:number-columns-repeated="2"/>
        </table:table-row>
        <table:table-row table:style-name="ro2" table:number-rows-repeated="104856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2">22/07/2019</text:date>, <text:time>00:4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48S</meta:editing-duration>
    <meta:editing-cycles>5</meta:editing-cycles>
    <meta:generator>OpenOffice/4.1.5$Win32 OpenOffice.org_project/415m1$Build-9789</meta:generator>
    <dc:date>2019-07-22T00:42:05.20</dc:date>
    <dc:creator>Leónidas Neftalí González Campos</dc:creator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